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Wyniki" style:family="table">
      <style:table-properties style:width="17.595cm" fo:margin-left="0cm" table:align="left" style:shadow="none"/>
    </style:style>
    <style:style style:name="Wyniki.A" style:family="table-column">
      <style:table-column-properties style:column-width="2.011cm"/>
    </style:style>
    <style:style style:name="Wyniki.B" style:family="table-column">
      <style:table-column-properties style:column-width="6.985cm"/>
    </style:style>
    <style:style style:name="Wyniki.C" style:family="table-column">
      <style:table-column-properties style:column-width="6.403cm"/>
    </style:style>
    <style:style style:name="Wyniki.D" style:family="table-column">
      <style:table-column-properties style:column-width="1.191cm"/>
    </style:style>
    <style:style style:name="Wyniki.E" style:family="table-column">
      <style:table-column-properties style:column-width="1.005cm"/>
    </style:style>
    <style:style style:name="Wyniki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Wyniki.E1" style:family="table-cell">
      <style:table-cell-properties fo:background-color="#666666" fo:padding="0.097cm" fo:border="0.05pt solid #000000">
        <style:background-image/>
      </style:table-cell-properties>
    </style:style>
    <style:style style:name="Wyniki.A2" style:family="table-cell">
      <style:table-cell-properties fo:padding="0.097cm" fo:border-left="0.05pt solid #000000" fo:border-right="none" fo:border-top="none" fo:border-bottom="0.05pt solid #000000"/>
    </style:style>
    <style:style style:name="Wyniki.B2" style:family="table-cell">
      <style:table-cell-properties fo:padding="0.097cm" fo:border-left="0.05pt solid #000000" fo:border-right="none" fo:border-top="none" fo:border-bottom="0.05pt solid #000000"/>
    </style:style>
    <style:style style:name="Wyniki.C2" style:family="table-cell">
      <style:table-cell-properties fo:padding="0.097cm" fo:border-left="0.05pt solid #000000" fo:border-right="none" fo:border-top="none" fo:border-bottom="0.05pt solid #000000"/>
    </style:style>
    <style:style style:name="Wyniki.D2" style:family="table-cell">
      <style:table-cell-properties fo:padding="0.097cm" fo:border-left="0.05pt solid #000000" fo:border-right="none" fo:border-top="none" fo:border-bottom="0.05pt solid #000000"/>
    </style:style>
    <style:style style:name="Wyniki.E2" style:family="table-cell">
      <style:table-cell-properties fo:padding="0.097cm" fo:border-left="0.05pt solid #000000" fo:border-right="0.05pt solid #000000" fo:border-top="none" fo:border-bottom="0.05pt solid #000000"/>
    </style:style>
    <style:style style:name="Wyniki.A3" style:family="table-cell">
      <style:table-cell-properties fo:padding="0.097cm" fo:border-left="0.05pt solid #000000" fo:border-right="none" fo:border-top="none" fo:border-bottom="0.05pt solid #000000"/>
    </style:style>
    <style:style style:name="Wyniki.B3" style:family="table-cell">
      <style:table-cell-properties fo:padding="0.097cm" fo:border-left="0.05pt solid #000000" fo:border-right="none" fo:border-top="none" fo:border-bottom="0.05pt solid #000000"/>
    </style:style>
    <style:style style:name="Wyniki.C3" style:family="table-cell">
      <style:table-cell-properties fo:padding="0.097cm" fo:border-left="0.05pt solid #000000" fo:border-right="none" fo:border-top="none" fo:border-bottom="0.05pt solid #000000"/>
    </style:style>
    <style:style style:name="Wyniki.D3" style:family="table-cell">
      <style:table-cell-properties fo:padding="0.097cm" fo:border-left="0.05pt solid #000000" fo:border-right="none" fo:border-top="none" fo:border-bottom="0.05pt solid #000000"/>
    </style:style>
    <style:style style:name="Wyniki.E3" style:family="table-cell">
      <style:table-cell-properties fo:padding="0.097cm" fo:border-left="0.05pt solid #000000" fo:border-right="0.05pt solid #000000" fo:border-top="none" fo:border-bottom="0.05pt solid #000000"/>
    </style:style>
    <style:style style:name="Wyniki.A4" style:family="table-cell">
      <style:table-cell-properties fo:padding="0.097cm" fo:border-left="0.05pt solid #000000" fo:border-right="none" fo:border-top="none" fo:border-bottom="0.05pt solid #000000"/>
    </style:style>
    <style:style style:name="Wyniki.B4" style:family="table-cell">
      <style:table-cell-properties fo:padding="0.097cm" fo:border-left="0.05pt solid #000000" fo:border-right="none" fo:border-top="none" fo:border-bottom="0.05pt solid #000000"/>
    </style:style>
    <style:style style:name="Wyniki.C4" style:family="table-cell">
      <style:table-cell-properties fo:padding="0.097cm" fo:border-left="0.05pt solid #000000" fo:border-right="none" fo:border-top="none" fo:border-bottom="0.05pt solid #000000"/>
    </style:style>
    <style:style style:name="Wyniki.D4" style:family="table-cell">
      <style:table-cell-properties fo:padding="0.097cm" fo:border-left="0.05pt solid #000000" fo:border-right="none" fo:border-top="none" fo:border-bottom="0.05pt solid #000000"/>
    </style:style>
    <style:style style:name="Wyniki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rsid="000b2f4e" officeooo:paragraph-rsid="000b2f4e"/>
    </style:style>
    <style:style style:name="P2" style:family="paragraph" style:parent-style-name="Heading_20_3">
      <style:paragraph-properties fo:text-align="justify" style:justify-single-word="false"/>
      <style:text-properties officeooo:rsid="000b2f4e" officeooo:paragraph-rsid="000b2f4e"/>
    </style:style>
    <style:style style:name="P3" style:family="paragraph" style:parent-style-name="Header">
      <style:paragraph-properties fo:text-align="end" style:justify-single-word="false"/>
      <style:text-properties officeooo:rsid="000b2f4e" officeooo:paragraph-rsid="000b2f4e"/>
    </style:style>
    <style:style style:name="P4" style:family="paragraph" style:parent-style-name="Heading_20_1">
      <style:paragraph-properties fo:text-align="justify" style:justify-single-word="false"/>
      <style:text-properties officeooo:rsid="000b2f4e" officeooo:paragraph-rsid="000b2f4e"/>
    </style:style>
    <style:style style:name="P5" style:family="paragraph" style:parent-style-name="Text_20_body">
      <style:text-properties officeooo:rsid="000b2f4e" officeooo:paragraph-rsid="000b2f4e"/>
    </style:style>
    <style:style style:name="P6" style:family="paragraph" style:parent-style-name="Text_20_body">
      <style:paragraph-properties fo:text-align="justify" style:justify-single-word="false"/>
      <style:text-properties officeooo:rsid="000b2f4e" officeooo:paragraph-rsid="000b2f4e"/>
    </style:style>
    <style:style style:name="P7" style:family="paragraph" style:parent-style-name="Text_20_body">
      <style:text-properties officeooo:paragraph-rsid="000b2f4e"/>
    </style:style>
    <style:style style:name="P8" style:family="paragraph" style:parent-style-name="Table_20_Contents">
      <style:text-properties officeooo:rsid="000b2f4e" officeooo:paragraph-rsid="000b2f4e"/>
    </style:style>
    <style:style style:name="P9" style:family="paragraph" style:parent-style-name="Table_20_Contents">
      <style:text-properties style:font-name="monospace1"/>
    </style:style>
    <style:style style:name="T1" style:family="text">
      <style:text-properties style:font-name="monospace"/>
    </style:style>
    <style:style style:name="T2" style:family="text">
      <style:text-properties fo:color="#000000" fo:background-color="#ffffff" loext:char-shading-value="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Zadanie 4</text:h>
      <text:h text:style-name="P2" text:outline-level="3">4.1 Opis problemu:</text:h>
      <text:p text:style-name="P6">Zastosować wcześniej zaprogramowane metody w celu obliczenia pierwiastka równania <draw:frame draw:style-name="fr1" draw:name="Obiekt1" text:anchor-type="as-char" svg:y="-0.757cm" svg:width="3.983cm" svg:height="1.242cm" draw:z-index="0"><draw:object xlink:href="./Object 1" xlink:type="simple" xlink:show="embed" xlink:actuate="onLoad"/><draw:image xlink:href="./ObjectReplacements/Object 1" xlink:type="simple" xlink:show="embed" xlink:actuate="onLoad"/></draw:frame>. Dla metody bisekcji zastosować przedział początkowy <draw:frame draw:style-name="fr1" draw:name="Obiekt2" text:anchor-type="as-char" svg:y="-0.452cm" svg:width="1.432cm" svg:height="0.575cm" draw:z-index="1"><draw:object xlink:href="./Object 2" xlink:type="simple" xlink:show="embed" xlink:actuate="onLoad"/><draw:image xlink:href="./ObjectReplacements/Object 2" xlink:type="simple" xlink:show="embed" xlink:actuate="onLoad"/></draw:frame>, oraz precyzję <draw:frame draw:style-name="fr1" draw:name="Obiekt3" text:anchor-type="as-char" svg:y="-0.727cm" svg:width="2.334cm" svg:height="1.21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iekt4" text:anchor-type="as-char" svg:y="-0.727cm" svg:width="2.318cm" svg:height="1.212cm" draw:z-index="3"><draw:object xlink:href="./Object 4" xlink:type="simple" xlink:show="embed" xlink:actuate="onLoad"/><draw:image xlink:href="./ObjectReplacements/Object 4" xlink:type="simple" xlink:show="embed" xlink:actuate="onLoad"/></draw:frame>. <text:s/>Dla metody Newtona przybliżenie początkowe <draw:frame draw:style-name="fr1" draw:name="Obiekt5" text:anchor-type="as-char" svg:y="-0.452cm" svg:width="1.52cm" svg:height="0.67cm" draw:z-index="4"><draw:object xlink:href="./Object 5" xlink:type="simple" xlink:show="embed" xlink:actuate="onLoad"/><draw:image xlink:href="./ObjectReplacements/Object 5" xlink:type="simple" xlink:show="embed" xlink:actuate="onLoad"/></draw:frame><text:s/>i taką samą precyzję. Dla metody siecznych przybliżenie początkowe <draw:frame draw:style-name="fr1" draw:name="Obiekt6" text:anchor-type="as-char" svg:y="-0.452cm" svg:width="2.401cm" svg:height="0.67cm" draw:z-index="5"><draw:object xlink:href="./Object 6" xlink:type="simple" xlink:show="embed" xlink:actuate="onLoad"/><draw:image xlink:href="./ObjectReplacements/Object 6" xlink:type="simple" xlink:show="embed" xlink:actuate="onLoad"/></draw:frame>oraz ponownię taką samą precyzję.</text:p>
      <text:h text:style-name="P1" text:outline-level="3">4.2 Rozwiązanie:</text:h>
      <text:p text:style-name="P5">Odpowiednie wywołanie metod, które znajduje się w pliku <text:span text:style-name="T1">zad4.jl.</text:span></text:p>
      <text:h text:style-name="P1" text:outline-level="3">4.3 Wyniki:</text:h>
      <table:table table:name="Wyniki" table:style-name="Wyniki">
        <table:table-column table:style-name="Wyniki.A"/>
        <table:table-column table:style-name="Wyniki.B"/>
        <table:table-column table:style-name="Wyniki.C"/>
        <table:table-column table:style-name="Wyniki.D"/>
        <table:table-column table:style-name="Wyniki.E"/>
        <table:table-row>
          <table:table-cell table:style-name="Wyniki.A1" office:value-type="string">
            <text:p text:style-name="P8">metoda</text:p>
          </table:table-cell>
          <table:table-cell table:style-name="Wyniki.A1" office:value-type="string">
            <text:p text:style-name="P8">r</text:p>
          </table:table-cell>
          <table:table-cell table:style-name="Wyniki.A1" office:value-type="string">
            <text:p text:style-name="P8">v</text:p>
          </table:table-cell>
          <table:table-cell table:style-name="Wyniki.A1" office:value-type="string">
            <text:p text:style-name="P8">it</text:p>
          </table:table-cell>
          <table:table-cell table:style-name="Wyniki.E1" office:value-type="string">
            <text:p text:style-name="P8">err</text:p>
          </table:table-cell>
        </table:table-row>
        <table:table-row>
          <table:table-cell table:style-name="Wyniki.A4" office:value-type="string">
            <text:p text:style-name="P8">bisekcji</text:p>
          </table:table-cell>
          <table:table-cell table:style-name="Wyniki.B4" office:value-type="string">
            <text:p text:style-name="P9"><text:span text:style-name="T2">1.9337539672851562</text:span></text:p>
          </table:table-cell>
          <table:table-cell table:style-name="Wyniki.C2" office:value-type="string">
            <text:p text:style-name="P9"><text:span text:style-name="T2">-2.7027680138402843e-7</text:span><text:line-break/></text:p>
          </table:table-cell>
          <table:table-cell table:style-name="Wyniki.D4" office:value-type="string">
            <text:p text:style-name="P9"><text:span text:style-name="T2">16</text:span><text:line-break/></text:p>
          </table:table-cell>
          <table:table-cell table:style-name="Wyniki.E2" office:value-type="string">
            <text:p text:style-name="P9"><text:span text:style-name="T2">0</text:span><text:line-break/></text:p>
          </table:table-cell>
        </table:table-row>
        <table:table-row>
          <table:table-cell table:style-name="Wyniki.A4" office:value-type="string">
            <text:p text:style-name="P8">Newtona</text:p>
          </table:table-cell>
          <table:table-cell table:style-name="Wyniki.B4" office:value-type="string">
            <text:p text:style-name="P9"><text:span text:style-name="T2">1.933753779789742</text:span><text:line-break/></text:p>
          </table:table-cell>
          <table:table-cell table:style-name="Wyniki.C3" office:value-type="string">
            <text:p text:style-name="P9"><text:span text:style-name="T2">-2.2423316314856834e-8</text:span><text:line-break/></text:p>
          </table:table-cell>
          <table:table-cell table:style-name="Wyniki.D4" office:value-type="string">
            <text:p text:style-name="P9"><text:span text:style-name="T2">4</text:span><text:line-break/></text:p>
          </table:table-cell>
          <table:table-cell table:style-name="Wyniki.E3" office:value-type="string">
            <text:p text:style-name="P9"><text:span text:style-name="T2">0</text:span><text:line-break/></text:p>
          </table:table-cell>
        </table:table-row>
        <table:table-row>
          <table:table-cell table:style-name="Wyniki.A4" office:value-type="string">
            <text:p text:style-name="P8">siecznych</text:p>
          </table:table-cell>
          <table:table-cell table:style-name="Wyniki.B4" office:value-type="string">
            <text:p text:style-name="P9"><text:span text:style-name="T2">1.933753644474301</text:span><text:line-break/></text:p>
          </table:table-cell>
          <table:table-cell table:style-name="Wyniki.C4" office:value-type="string">
            <text:p text:style-name="P9"><text:span text:style-name="T2">1.564525129449379e-7</text:span><text:line-break/></text:p>
          </table:table-cell>
          <table:table-cell table:style-name="Wyniki.D4" office:value-type="string">
            <text:p text:style-name="P9"><text:span text:style-name="T2">4</text:span><text:line-break/></text:p>
          </table:table-cell>
          <table:table-cell table:style-name="Wyniki.E4" office:value-type="string">
            <text:p text:style-name="P9"><text:span text:style-name="T2">0</text:span><text:line-break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2f4e" officeooo:paragraph-rsid="000b2f4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0:37:19.557898142</meta:creation-date>
    <dc:date>2017-11-23T20:50:33.986423118</dc:date>
    <meta:editing-duration>PT4S</meta:editing-duration>
    <meta:editing-cycles>1</meta:editing-cycles>
    <meta:document-statistic meta:table-count="1" meta:image-count="0" meta:object-count="6" meta:page-count="1" meta:paragraph-count="27" meta:word-count="79" meta:character-count="603" meta:non-whitespace-character-count="538"/>
    <meta:generator>LibreOffice/5.4.3.2$Linux_X86_64 LibreOffice_project/40m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sup>
          <mrow>
            <mo fence="true" stretchy="false">(</mo>
            <mrow>
              <mrow>
                <mfrac>
                  <mn>1</mn>
                  <mn>2</mn>
                </mfrac>
                <mi>x</mi>
              </mrow>
            </mrow>
            <mo fence="true" stretchy="false">)</mo>
          </mrow>
          <mn>2</mn>
        </msup>
      </mrow>
    </mrow>
    <annotation encoding="StarMath 5.0">f( x ) = sin( x ) - ({ 1 over 2 } x) ^2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n>1.5,</mn>
          <mn>2</mn>
        </mrow>
      </mrow>
      <mo fence="true" stretchy="false">]</mo>
    </mrow>
    <annotation encoding="StarMath 5.0">[ 1.5, 2 ]</annotation>
  </semantics>
</math>
</file>

<file path=Object 3/content.xml><?xml version="1.0" encoding="utf-8"?>
<math xmlns="http://www.w3.org/1998/Math/MathML" display="block">
  <semantics>
    <mrow>
      <mi>δ</mi>
      <mo stretchy="false">=</mo>
      <mrow>
        <mfrac>
          <mn>1</mn>
          <mn>2</mn>
        </mfrac>
        <mo stretchy="false">∗</mo>
        <msup>
          <mn>10</mn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sup>
      </mrow>
    </mrow>
    <annotation encoding="StarMath 5.0">%delta = 1 over 2 *10^( -5 )</annotation>
  </semantics>
</math>
</file>

<file path=Object 4/content.xml><?xml version="1.0" encoding="utf-8"?>
<math xmlns="http://www.w3.org/1998/Math/MathML" display="block">
  <semantics>
    <mrow>
      <mi>ϵ</mi>
      <mo stretchy="false">=</mo>
      <mrow>
        <mfrac>
          <mn>1</mn>
          <mn>2</mn>
        </mfrac>
        <mo stretchy="false">∗</mo>
        <msup>
          <mn>10</mn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sup>
      </mrow>
    </mrow>
    <annotation encoding="StarMath 5.0">%epsilon = 1 over 2 * 10 ^( -5 )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o stretchy="false">=</mo>
      <mn>1.5</mn>
    </mrow>
    <annotation encoding="StarMath 5.0">x_0 = 1.5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row>
        <msub>
          <mi>x</mi>
          <mn>1</mn>
        </msub>
        <mo stretchy="false">=</mo>
        <mn>2</mn>
      </mrow>
    </mrow>
    <annotation encoding="StarMath 5.0">x_0 = 1 , x_1 = 2</annotation>
  </semantics>
</math>
</file>